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9" style:family="paragraph" style:parent-style-name="Heading">
      <style:paragraph-properties fo:text-align="center" style:justify-single-word="false"/>
    </style:style>
    <style:style style:name="P10"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5"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1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9" style:family="paragraph" style:parent-style-name="WW-Default">
      <style:text-properties fo:font-style="italic" style:font-style-asian="italic" style:font-name-complex="Tahoma1" style:language-complex="none" style:country-complex="none" style:font-style-complex="italic"/>
    </style:style>
    <style:style style:name="P20" style:family="paragraph" style:parent-style-name="Heading_20_2">
      <style:paragraph-properties>
        <style:tab-stops>
          <style:tab-stop style:position="0cm"/>
        </style:tab-stops>
      </style:paragraph-properties>
      <style:text-properties style:language-complex="none" style:country-complex="none"/>
    </style:style>
    <style:style style:name="P2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2" style:family="paragraph" style:parent-style-name="WW-Default">
      <style:paragraph-properties>
        <style:tab-stops>
          <style:tab-stop style:position="0cm"/>
        </style:tab-stops>
      </style:paragraph-properties>
      <style:text-properties style:language-complex="none" style:country-complex="none"/>
    </style:style>
    <style:style style:name="P23"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2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25"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26" style:family="paragraph" style:parent-style-name="Heading_20_2">
      <style:paragraph-properties fo:break-before="page"/>
    </style:style>
    <style:style style:name="P27" style:family="paragraph" style:parent-style-name="WW-Default" style:list-style-name="L3">
      <style:text-properties style:font-name-complex="Tahoma1" style:language-complex="none" style:country-complex="none"/>
    </style:style>
    <style:style style:name="P28" style:family="paragraph" style:parent-style-name="Heading_20_1">
      <style:paragraph-properties fo:break-before="page"/>
      <style:text-properties style:language-complex="none" style:country-complex="none"/>
    </style:style>
    <style:style style:name="P29"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0"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T1" style:family="text">
      <style:text-properties style:text-underline-style="none"/>
    </style:style>
    <style:style style:name="T2" style:family="text">
      <style:text-properties fo:font-size="40pt" style:font-size-asian="40pt" style:font-size-complex="40pt" style:language-complex="none" style:country-complex="none"/>
    </style:style>
    <style:style style:name="T3" style:family="text">
      <style:text-properties fo:font-size="40pt" fo:font-weight="bold" style:font-size-asian="40pt" style:font-weight-asian="bold" style:font-size-complex="40pt" style:language-complex="none"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background-color="transparen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96112992">
          <text:deletion>
            <office:change-info>
              <dc:creator>G V</dc:creator>
              <dc:date>2006-03-29T18:14:00</dc:date>
            </office:change-info>
            <text:h text:style-name="P1" text:outline-level="2">a</text:h>
          </text:deletion>
        </text:changed-region>
        <text:changed-region text:id="ct96112784">
          <text:deletion>
            <office:change-info>
              <dc:creator>G V</dc:creator>
              <dc:date>2006-03-29T18:14:00</dc:date>
            </office:change-info>
            <text:h text:style-name="P2" text:outline-level="2">Version 0.01b by XorfacX</text:h>
            <text:p text:style-name="P3">Specifications corrected to reflect game code.</text:p>
          </text:deletion>
        </text:changed-region>
        <text:changed-region text:id="ct99071632">
          <text:insertion>
            <office:change-info>
              <dc:creator>G V</dc:creator>
              <dc:date>2006-03-29T17:31:00</dc:date>
            </office:change-info>
          </text:insertion>
        </text:changed-region>
        <text:changed-region text:id="ct98966512">
          <text:insertion>
            <office:change-info>
              <dc:creator>G V</dc:creator>
              <dc:date>2006-03-29T17:32:00</dc:date>
            </office:change-info>
          </text:insertion>
        </text:changed-region>
        <text:changed-region text:id="ct99078408">
          <text:insertion>
            <office:change-info>
              <dc:creator>G V</dc:creator>
              <dc:date>2006-03-29T17:33:00</dc:date>
            </office:change-info>
          </text:insertion>
        </text:changed-region>
        <text:changed-region text:id="ct98388496">
          <text:insertion>
            <office:change-info>
              <dc:creator>G V</dc:creator>
              <dc:date>2006-03-29T17:34:00</dc:date>
            </office:change-info>
          </text:insertion>
        </text:changed-region>
        <text:changed-region text:id="ct99277248">
          <text:insertion>
            <office:change-info>
              <dc:creator>G V</dc:creator>
              <dc:date>2006-03-29T17:35:00</dc:date>
            </office:change-info>
          </text:insertion>
        </text:changed-region>
        <text:changed-region text:id="ct97823040">
          <text:insertion>
            <office:change-info>
              <dc:creator>G V</dc:creator>
              <dc:date>2006-03-29T17:37:00</dc:date>
            </office:change-info>
          </text:insertion>
        </text:changed-region>
        <text:changed-region text:id="ct97251360">
          <text:insertion>
            <office:change-info>
              <dc:creator>G V</dc:creator>
              <dc:date>2006-03-29T17:37:00</dc:date>
            </office:change-info>
          </text:insertion>
        </text:changed-region>
        <text:changed-region text:id="ct99078544">
          <text:insertion>
            <office:change-info>
              <dc:creator>G V</dc:creator>
              <dc:date>2006-03-29T17:38:00</dc:date>
            </office:change-info>
          </text:insertion>
        </text:changed-region>
        <text:changed-region text:id="ct96788416">
          <text:insertion>
            <office:change-info>
              <dc:creator>G V</dc:creator>
              <dc:date>2006-03-29T17:35:00</dc:date>
            </office:change-info>
          </text:insertion>
        </text:changed-region>
        <text:changed-region text:id="ct99078272">
          <text:insertion>
            <office:change-info>
              <dc:creator>G V</dc:creator>
              <dc:date>2006-03-29T17:36:00</dc:date>
            </office:change-info>
          </text:insertion>
        </text:changed-region>
        <text:changed-region text:id="ct97249128">
          <text:deletion>
            <office:change-info>
              <dc:creator>G V</dc:creator>
              <dc:date>2006-03-29T17:35:00</dc:date>
            </office:change-info>
            <text:p text:style-name="P4">test</text:p>
          </text:deletion>
        </text:changed-region>
        <text:changed-region text:id="ct98961552">
          <text:deletion>
            <office:change-info>
              <dc:creator>G V</dc:creator>
              <dc:date>2006-03-29T17:38:00</dc:date>
            </office:change-info>
            <text:p text:style-name="P4">, implement user's inputs and test user interfaces. <text:span text:style-name="T1">Local keyboard definition </text:span></text:p>
          </text:deletion>
        </text:changed-region>
        <text:changed-region text:id="ct96424928">
          <text:deletion>
            <office:change-info>
              <dc:creator>G V</dc:creator>
              <dc:date>2006-03-29T17:36:00</dc:date>
            </office:change-info>
            <text:p text:style-name="P4"><text:span text:style-name="T1">(french, english, ...) </text:span></text:p>
          </text:deletion>
        </text:changed-region>
        <text:changed-region text:id="ct99078000">
          <text:deletion>
            <office:change-info>
              <dc:creator>G V</dc:creator>
              <dc:date>2006-03-29T17:38:00</dc:date>
            </office:change-info>
            <text:p text:style-name="P4"><text:span text:style-name="T1">will be managed.</text:span></text:p>
          </text:deletion>
        </text:changed-region>
        <text:changed-region text:id="ct98963040">
          <text:insertion>
            <office:change-info>
              <dc:creator>G V</dc:creator>
              <dc:date>2006-03-29T17:38:00</dc:date>
            </office:change-info>
          </text:insertion>
        </text:changed-region>
        <text:changed-region text:id="ct98964528">
          <text:insertion>
            <office:change-info>
              <dc:creator>G V</dc:creator>
              <dc:date>2006-03-29T17:39:00</dc:date>
            </office:change-info>
          </text:insertion>
        </text:changed-region>
        <text:changed-region text:id="ct96241720">
          <text:insertion>
            <office:change-info>
              <dc:creator>G V</dc:creator>
              <dc:date>2006-03-29T17:40:00</dc:date>
            </office:change-info>
          </text:insertion>
        </text:changed-region>
        <text:changed-region text:id="ct96451648">
          <text:insertion>
            <office:change-info>
              <dc:creator>G V</dc:creator>
              <dc:date>2006-03-29T17:41:00</dc:date>
            </office:change-info>
          </text:insertion>
        </text:changed-region>
        <text:changed-region text:id="ct98965024">
          <text:insertion>
            <office:change-info>
              <dc:creator>G V</dc:creator>
              <dc:date>2006-03-29T17:40:00</dc:date>
            </office:change-info>
          </text:insertion>
        </text:changed-region>
        <text:changed-region text:id="ct98783344">
          <text:insertion>
            <office:change-info>
              <dc:creator>G V</dc:creator>
              <dc:date>2006-03-29T17:41:00</dc:date>
            </office:change-info>
          </text:insertion>
        </text:changed-region>
        <text:changed-region text:id="ct98424336">
          <text:insertion>
            <office:change-info>
              <dc:creator>G V</dc:creator>
              <dc:date>2006-03-29T17:44:00</dc:date>
            </office:change-info>
          </text:insertion>
        </text:changed-region>
        <text:changed-region text:id="ct98923024">
          <text:insertion>
            <office:change-info>
              <dc:creator>G V</dc:creator>
              <dc:date>2006-03-29T17:44:00</dc:date>
            </office:change-info>
          </text:insertion>
        </text:changed-region>
        <text:changed-region text:id="ct98450328">
          <text:insertion>
            <office:change-info>
              <dc:creator>G V</dc:creator>
              <dc:date>2006-03-29T17:45:00</dc:date>
            </office:change-info>
          </text:insertion>
        </text:changed-region>
        <text:changed-region text:id="ct97250896">
          <text:insertion>
            <office:change-info>
              <dc:creator>G V</dc:creator>
              <dc:date>2006-03-29T17:43:00</dc:date>
            </office:change-info>
          </text:insertion>
        </text:changed-region>
        <text:changed-region text:id="ct96918008">
          <text:insertion>
            <office:change-info>
              <dc:creator>G V</dc:creator>
              <dc:date>2006-03-29T17:41:00</dc:date>
            </office:change-info>
          </text:insertion>
        </text:changed-region>
        <text:changed-region text:id="ct98564968">
          <text:insertion>
            <office:change-info>
              <dc:creator>G V</dc:creator>
              <dc:date>2006-03-29T17:42:00</dc:date>
            </office:change-info>
          </text:insertion>
        </text:changed-region>
        <text:changed-region text:id="ct98451760">
          <text:insertion>
            <office:change-info>
              <dc:creator>G V</dc:creator>
              <dc:date>2006-03-29T17:43:00</dc:date>
            </office:change-info>
          </text:insertion>
        </text:changed-region>
        <text:changed-region text:id="ct97311256">
          <text:insertion>
            <office:change-info>
              <dc:creator>G V</dc:creator>
              <dc:date>2006-03-29T17:44:00</dc:date>
            </office:change-info>
          </text:insertion>
        </text:changed-region>
        <text:changed-region text:id="ct98532048">
          <text:insertion>
            <office:change-info>
              <dc:creator>G V</dc:creator>
              <dc:date>2006-03-29T17:45:00</dc:date>
            </office:change-info>
          </text:insertion>
        </text:changed-region>
        <text:changed-region text:id="ct98524128">
          <text:deletion>
            <office:change-info>
              <dc:creator>G V</dc:creator>
              <dc:date>2006-03-29T17:46:00</dc:date>
            </office:change-info>
            <text:p text:style-name="P5">The battlefield will be a simple sprite repeated exactly on all the screen except on the status bar.</text:p>
          </text:deletion>
        </text:changed-region>
        <text:changed-region text:id="ct97618752">
          <text:insertion>
            <office:change-info>
              <dc:creator>G V</dc:creator>
              <dc:date>2006-03-29T17:46:00</dc:date>
            </office:change-info>
          </text:insertion>
        </text:changed-region>
        <text:changed-region text:id="ct98359352">
          <text:insertion>
            <office:change-info>
              <dc:creator>G V</dc:creator>
              <dc:date>2006-03-29T17:47:00</dc:date>
            </office:change-info>
          </text:insertion>
        </text:changed-region>
        <text:changed-region text:id="ct98907128">
          <text:insertion>
            <office:change-info>
              <dc:creator>G V</dc:creator>
              <dc:date>2006-03-29T17:56:00</dc:date>
            </office:change-info>
          </text:insertion>
        </text:changed-region>
        <text:changed-region text:id="ct97839664">
          <text:insertion>
            <office:change-info>
              <dc:creator>G V</dc:creator>
              <dc:date>2006-03-29T17:57:00</dc:date>
            </office:change-info>
          </text:insertion>
        </text:changed-region>
        <text:changed-region text:id="ct98906712">
          <text:insertion>
            <office:change-info>
              <dc:creator>G V</dc:creator>
              <dc:date>2006-03-29T17:57:00</dc:date>
            </office:change-info>
          </text:insertion>
        </text:changed-region>
        <text:changed-region text:id="ct98787256">
          <text:insertion>
            <office:change-info>
              <dc:creator>G V</dc:creator>
              <dc:date>2006-03-29T17:57:00</dc:date>
            </office:change-info>
          </text:insertion>
        </text:changed-region>
        <text:changed-region text:id="ct98909200">
          <text:insertion>
            <office:change-info>
              <dc:creator>G V</dc:creator>
              <dc:date>2006-03-29T17:57:00</dc:date>
            </office:change-info>
          </text:insertion>
        </text:changed-region>
        <text:changed-region text:id="ct98527352">
          <text:insertion>
            <office:change-info>
              <dc:creator>G V</dc:creator>
              <dc:date>2006-03-29T17:58:00</dc:date>
            </office:change-info>
          </text:insertion>
        </text:changed-region>
        <text:changed-region text:id="ct98527456">
          <text:insertion>
            <office:change-info>
              <dc:creator>G V</dc:creator>
              <dc:date>2006-03-29T17:58:00</dc:date>
            </office:change-info>
          </text:insertion>
        </text:changed-region>
        <text:changed-region text:id="ct98527144">
          <text:insertion>
            <office:change-info>
              <dc:creator>G V</dc:creator>
              <dc:date>2006-03-29T17:59:00</dc:date>
            </office:change-info>
          </text:insertion>
        </text:changed-region>
        <text:changed-region text:id="ct98527248">
          <text:insertion>
            <office:change-info>
              <dc:creator>G V</dc:creator>
              <dc:date>2006-03-29T18:00:00</dc:date>
            </office:change-info>
          </text:insertion>
        </text:changed-region>
        <text:changed-region text:id="ct89199800">
          <text:deletion>
            <office:change-info>
              <dc:creator>G V</dc:creator>
              <dc:date>2006-03-29T18:07:00</dc:date>
            </office:change-info>
            <text:p text:style-name="P6">They</text:p>
          </text:deletion>
        </text:changed-region>
        <text:changed-region text:id="ct89201000">
          <text:insertion>
            <office:change-info>
              <dc:creator>G V</dc:creator>
              <dc:date>2006-03-29T18:07:00</dc:date>
            </office:change-info>
          </text:insertion>
        </text:changed-region>
        <text:changed-region text:id="ct89199600">
          <text:deletion>
            <office:change-info>
              <dc:creator>G V</dc:creator>
              <dc:date>2006-03-29T18:07:00</dc:date>
            </office:change-info>
            <text:p text:style-name="P6"><text:s/>they </text:p>
          </text:deletion>
        </text:changed-region>
        <text:changed-region text:id="ct89200400">
          <text:insertion>
            <office:change-info>
              <dc:creator>G V</dc:creator>
              <dc:date>2006-03-29T18:07:00</dc:date>
            </office:change-info>
          </text:insertion>
        </text:changed-region>
        <text:changed-region text:id="ct89200800">
          <text:insertion>
            <office:change-info>
              <dc:creator>G V</dc:creator>
              <dc:date>2006-03-29T18:07:00</dc:date>
            </office:change-info>
          </text:insertion>
        </text:changed-region>
        <text:changed-region text:id="ct89200000">
          <text:insertion>
            <office:change-info>
              <dc:creator>G V</dc:creator>
              <dc:date>2006-03-29T18:08:00</dc:date>
            </office:change-info>
          </text:insertion>
        </text:changed-region>
        <text:changed-region text:id="ct89198400">
          <text:deletion>
            <office:change-info>
              <dc:creator>G V</dc:creator>
              <dc:date>2006-03-29T18:08:00</dc:date>
            </office:change-info>
            <text:p text:style-name="P6">They</text:p>
          </text:deletion>
        </text:changed-region>
        <text:changed-region text:id="ct98527040">
          <text:insertion>
            <office:change-info>
              <dc:creator>G V</dc:creator>
              <dc:date>2006-03-29T18:01:00</dc:date>
            </office:change-info>
          </text:insertion>
        </text:changed-region>
        <text:changed-region text:id="ct98906816">
          <text:insertion>
            <office:change-info>
              <dc:creator>G V</dc:creator>
              <dc:date>2006-03-29T18:02:00</dc:date>
            </office:change-info>
          </text:insertion>
        </text:changed-region>
        <text:changed-region text:id="ct98527576">
          <text:insertion>
            <office:change-info>
              <dc:creator>G V</dc:creator>
              <dc:date>2006-03-29T18:01:00</dc:date>
            </office:change-info>
          </text:insertion>
        </text:changed-region>
        <text:changed-region text:id="ct98909304">
          <text:insertion>
            <office:change-info>
              <dc:creator>G V</dc:creator>
              <dc:date>2006-03-29T18:02:00</dc:date>
            </office:change-info>
          </text:insertion>
        </text:changed-region>
        <text:changed-region text:id="ct98892952">
          <text:insertion>
            <office:change-info>
              <dc:creator>G V</dc:creator>
              <dc:date>2006-03-29T18:03:00</dc:date>
            </office:change-info>
          </text:insertion>
        </text:changed-region>
        <text:changed-region text:id="ct98746384">
          <text:insertion>
            <office:change-info>
              <dc:creator>G V</dc:creator>
              <dc:date>2006-03-29T18:04:00</dc:date>
            </office:change-info>
          </text:insertion>
        </text:changed-region>
        <text:changed-region text:id="ct99112024">
          <text:insertion>
            <office:change-info>
              <dc:creator>G V</dc:creator>
              <dc:date>2006-03-29T18:05:00</dc:date>
            </office:change-info>
          </text:insertion>
        </text:changed-region>
        <text:changed-region text:id="ct89198600">
          <text:deletion>
            <office:change-info>
              <dc:creator>G V</dc:creator>
              <dc:date>2006-03-29T18:07:00</dc:date>
            </office:change-info>
            <text:p text:style-name="P6">They don't attacked.</text:p>
          </text:deletion>
        </text:changed-region>
        <text:changed-region text:id="ct98907024">
          <text:insertion>
            <office:change-info>
              <dc:creator>G V</dc:creator>
              <dc:date>2006-03-29T18:00:00</dc:date>
            </office:change-info>
          </text:insertion>
        </text:changed-region>
        <text:changed-region text:id="ct89200200">
          <text:deletion>
            <office:change-info>
              <dc:creator>G V</dc:creator>
              <dc:date>2006-03-29T18:09:00</dc:date>
            </office:change-info>
            <text:p text:style-name="P7">battlefield</text:p>
          </text:deletion>
        </text:changed-region>
        <text:changed-region text:id="ct89198904">
          <text:insertion>
            <office:change-info>
              <dc:creator>G V</dc:creator>
              <dc:date>2006-03-29T18:09:00</dc:date>
            </office:change-info>
          </text:insertion>
        </text:changed-region>
        <text:changed-region text:id="ct89201400">
          <text:insertion>
            <office:change-info>
              <dc:creator>G V</dc:creator>
              <dc:date>2006-03-29T18:10:00</dc:date>
            </office:change-info>
          </text:insertion>
        </text:changed-region>
        <text:changed-region text:id="ct89201600">
          <text:insertion>
            <office:change-info>
              <dc:creator>G V</dc:creator>
              <dc:date>2006-03-29T18:11:00</dc:date>
            </office:change-info>
          </text:insertion>
        </text:changed-region>
        <text:changed-region text:id="ct89199104">
          <text:deletion>
            <office:change-info>
              <dc:creator>G V</dc:creator>
              <dc:date>2006-03-29T18:10:00</dc:date>
            </office:change-info>
            <text:p text:style-name="P7">No water will be present.</text:p>
          </text:deletion>
        </text:changed-region>
        <text:changed-region text:id="ct98891632">
          <text:insertion>
            <office:change-info>
              <dc:creator>G V</dc:creator>
              <dc:date>2006-03-29T18:12:00</dc:date>
            </office:change-info>
          </text:insertion>
        </text:changed-region>
        <text:changed-region text:id="ct98890032">
          <text:insertion>
            <office:change-info>
              <dc:creator>G V</dc:creator>
              <dc:date>2006-03-29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9"><text:span text:style-name="T2">-</text:span><text:span text:style-name="T3"> Project 0 </text:span><text:span text:style-name="T2">-</text:span></text:p>
      <text:p text:style-name="P10">"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text:s/><text:tab/>2</text:p>
          <text:p text:style-name="P12">Design History<text:tab/>3</text:p>
          <text:p text:style-name="P13">Version 0.01a by XorfacX<text:tab/>3</text:p>
          <text:p text:style-name="P13">Version 0.01b by XorfacX<text:tab/>3</text:p>
          <text:p text:style-name="P13">Version 0.02 by XorfacX<text:tab/>3</text:p>
          <text:p text:style-name="P12">Battlefield<text:tab/>5</text:p>
          <text:p text:style-name="P12">Characters<text:tab/>6</text:p>
          <text:p text:style-name="P13">Player Characters<text:tab/>6</text:p>
          <text:p text:style-name="P13">Non Players characters<text:tab/>7</text:p>
          <text:p text:style-name="P12">Character Input<text:tab/>8</text:p>
          <text:p text:style-name="P12">Message<text:tab/>9</text:p>
          <text:p text:style-name="P12">Rendering System<text:tab/>10</text:p>
          <text:p text:style-name="P12">Sound System<text:tab/>11</text:p>
        </text:index-body>
      </text:table-of-content>
      <text:h text:style-name="P14" text:outline-level="1"><text:s/></text:h>
      <text:section text:style-name="Sect2" text:name="Section2">
        <text:h text:style-name="P15" text:outline-level="1">Design History</text:h>
        <text:h text:style-name="P1" text:outline-level="2">Version 0.01<text:change text:change-id="ct96112992"/> by XorfacX</text:h>
        <text:p text:style-name="P6">First version, expected to be read by other involved people and coded to test engine and motivate people.</text:p>
        <text:h text:style-name="P2" text:outline-level="2"><text:change text:change-id="ct96112784"/><text:change-start text:change-id="ct99071632"/></text:h>
        <text:h text:style-name="P2" text:outline-level="2">Version 0.02 by XorfacX</text:h>
        <text:p text:style-name="P3"/>
        <text:p text:style-name="P6"><text:change-end text:change-id="ct99071632"/><text:change-start text:change-id="ct98966512"/>2<text:span text:style-name="T4">nd</text:span> version with some addition to the gameplay. We are still using <text:change-end text:change-id="ct98966512"/><text:change-start text:change-id="ct99078408"/>Rage::SDL because all <text:span text:style-name="T5">necessary</text:span> is not yet available.</text:p>
        <text:p text:style-name="P6"><text:change-end text:change-id="ct99078408"/><text:change-start text:change-id="ct98388496"/>This version will see the introduction of a battlefield with various terrain type, a 2<text:span text:style-name="T4">nd</text:span> type of monster with some rules <text:change-end text:change-id="ct98388496"/><text:change-start text:change-id="ct99277248"/>of monster's location generation, animation for attack and more.<text:change-end text:change-id="ct99277248"/></text:p>
        <text:p text:style-name="P16"/>
        <text:p text:style-name="P16">Game Overview</text:p>
        <text:p text:style-name="P16"/>
        <text:p text:style-name="P4">This version is designed to help creators of the game "Project0".</text:p>
        <text:p text:style-name="P4">It's the first step to achieved for the project.</text:p>
        <text:p text:style-name="P4"/>
        <text:p text:style-name="P4">The game will take place in a 2D universe with no network management, no physical engine <text:change-start text:change-id="ct97823040"/>(only simple collisions) <text:change-end text:change-id="ct97823040"/>and no advanced IA.</text:p>
        <text:p text:style-name="P4"/>
        <text:p text:style-name="P4">The player will control one avatar designed in 2D and fight monsters which appears randomly on the battlefield.<text:change-start text:change-id="ct97251360"/> There will be 2 type of monsters with birth location<text:change-end text:change-id="ct97251360"/><text:change-start text:change-id="ct99078544"/> managed.<text:change-end text:change-id="ct99078544"/></text:p>
        <text:p text:style-name="P4"/>
        <text:p text:style-name="P4">The main focus is to <text:change-start text:change-id="ct96788416"/>con<text:change-end text:change-id="ct96788416"/><text:change-start text:change-id="ct99078272"/>tinue to build<text:change-end text:change-id="ct99078272"/><text:change text:change-id="ct97249128"/> the 2D engine<text:change text:change-id="ct98961552"/><text:change text:change-id="ct96424928"/><text:change text:change-id="ct99078000"/><text:change-start text:change-id="ct98963040"/></text:p>
        <text:p text:style-name="P17"/>
        <text:p text:style-name="P17">The battlefield wi<text:change-end text:change-id="ct98963040"/><text:change-start text:change-id="ct98964528"/>ll now show various terrain type with each type having its own<text:change-end text:change-id="ct98964528"/><text:change-start text:change-id="ct96241720"/> caracteristics.<text:change-end text:change-id="ct96241720"/></text:p>
        <text:p text:style-name="P4"/>
        <text:p text:style-name="P4">There are no character creation and only simple fights will be implemented.</text:p>
        <text:p text:style-name="P4"/>
        <text:p text:style-name="P4">The game take place on a small fixed battlefield of 40x40 square where characters occupy a place of one square.<text:change-start text:change-id="ct96451648"/></text:p>
        <text:p text:style-name="P4"/>
        <text:p text:style-name="P4"><text:change-end text:change-id="ct96451648"/><text:change-start text:change-id="ct98965024"/>The screen will have a fix <text:change-end text:change-id="ct98965024"/><text:change-start text:change-id="ct98783344"/>resolution but going to full screen or resize the windows will be possible.<text:change-end text:change-id="ct98783344"/></text:p>
        <text:p text:style-name="P4"/>
        <text:p text:style-name="P18">There are no climate management nor day and night cycle, time and so on.</text:p>
        <text:p text:style-name="P18"/>
        <text:p text:style-name="P18">Quests are non presents nor experience management.</text:p>
        <text:p text:style-name="P18"/>
        <text:p text:style-name="P18">No <text:change-start text:change-id="ct98424336"/>global <text:change-end text:change-id="ct98424336"/>music and sfx management<text:change-start text:change-id="ct98923024"/> however sfx will be <text:change-end text:change-id="ct98923024"/><text:change-start text:change-id="ct98450328"/>present inside the escape menu<text:change-end text:change-id="ct98450328"/>.</text:p>
        <text:p text:style-name="P18"/>
        <text:p text:style-name="P18">Frame per second management will be present in order to give same game experience on all hardware configurations.<text:change-start text:change-id="ct97250896"/> <text:change-end text:change-id="ct97250896"/><text:change-start text:change-id="ct96918008"/>Now everything will be ge<text:change-end text:change-id="ct96918008"/><text:change-start text:change-id="ct98564968"/>nerated each 1/60s in order to implement fluidity and remove limitations of one operation each cycle<text:change-end text:change-id="ct98564968"/><text:change-start text:change-id="ct98451760"/> (in v0.01 we can only move once each cycle for example).</text:p>
        <text:p text:style-name="P18"><text:change-end text:change-id="ct98451760"/><text:change-start text:change-id="ct97311256"/>Attack animation will be fluid and well represented.</text:p>
        <text:p text:style-name="P18"/>
        <text:p text:style-name="P18"><text:change-end text:change-id="ct97311256"/><text:change-start text:change-id="ct98532048"/>Error management will be present inside the C++ code (using try &amp; catch methods).<text:change-end text:change-id="ct98532048"/></text:p>
        <text:p text:style-name="P18"/>
        <text:p text:style-name="P18"/>
        <text:p text:style-name="P19"/>
        <text:h text:style-name="P20" text:outline-level="2"/>
        <text:h text:style-name="P15" text:outline-level="1">Battlefield</text:h>
        <text:p text:style-name="P5">Each square is a 32*32 pixel surface. That means the battlefield will have 1280*1280px.</text:p>
        <text:p text:style-name="P5">The battlefield will be bigger than the resolution in order to implement camera and scrolling.</text:p>
        <text:p text:style-name="P5"><text:change text:change-id="ct98524128"/><text:change-start text:change-id="ct97618752"/></text:p>
        <text:p text:style-name="P5"/>
        <text:p text:style-name="P5">Now there will be various terrain type<text:change-end text:change-id="ct97618752"/><text:change-start text:change-id="ct98359352"/> with each type having its own rules. A battlefield map will be created and the battlefield will be created from it.</text:p>
        <text:p text:style-name="P5"/>
        <text:p text:style-name="P5">Terrain type will be:</text:p>
        <text:list text:style-name="L2">
          <text:list-item>
            <text:p text:style-name="P21">Normal: actual green sprite, everyone can go on this type</text:p>
          </text:list-item>
          <text:list-item>
            <text:p text:style-name="P21">River: river sprite, monster type 1 can't cross, monster type 2 and character can cross</text:p>
          </text:list-item>
          <text:list-item>
            <text:p text:style-name="P21">Tree: tree sprite, no one can't go on this type</text:p>
          </text:list-item>
          <text:list-item>
            <text:p text:style-name="P21">Wall: wall sprite, no one can't go on this type</text:p>
          </text:list-item>
          <text:list-item>
            <text:p text:style-name="P21">Sand: sand sprite, monster type 1 can go but no one else</text:p>
          </text:list-item>
          <text:list-item>
            <text:p text:style-name="P21">House: house sprite, monsters can't go but character can.</text:p>
          </text:list-item>
          <text:list-item>
            <text:p text:style-name="P21">Out of level: out of level sprite, no one can't go, it limits the battlefield but will be render in order to stop blocking the camera when reaching the battlefield limits.</text:p>
          </text:list-item>
        </text:list>
        <text:p text:style-name="P5"/>
        <text:p text:style-name="P5">The status bar will be present at the end of the screen.</text:p>
        <text:p text:style-name="P5"><text:change-end text:change-id="ct98359352"/></text:p>
        <text:h text:style-name="P15" text:outline-level="1">Characters</text:h>
        <text:p text:style-name="P6">Player and monsters will be able to move in all the 4 direction aka up, left, right, down but not the diagonals.</text:p>
        <text:p text:style-name="P6"/>
        <text:p text:style-name="P4">Characters and Monsters will be represented by a 32*32 pixel surface.<text:change-start text:change-id="ct98907128"/></text:p>
        <text:p text:style-name="P4"/>
        <text:p text:style-name="P4">There will be 2 type of monsters derivating from the same class<text:change-end text:change-id="ct98907128"/><text:change-start text:change-id="ct97839664"/>.<text:change-end text:change-id="ct97839664"/></text:p>
        <text:p text:style-name="P6"/>
        <text:p text:style-name="P6">Player won't be able to go on Monster's square until they are dead.</text:p>
        <text:p text:style-name="P6">Monsters won't be able to go on Player's square.</text:p>
        <text:p text:style-name="P6">Monsters <text:change-start text:change-id="ct98906712"/>type 1 <text:change-end text:change-id="ct98906712"/>can go on other Monsters <text:change-start text:change-id="ct98787256"/>type 1 <text:change-end text:change-id="ct98787256"/>square<text:change-start text:change-id="ct98909200"/> but not on monster type 2 square<text:change-end text:change-id="ct98909200"/>.<text:change-start text:change-id="ct98527352"/></text:p>
        <text:p text:style-name="P6">Monsters type 2 can go on other Monsters type 2 square but not on monster type 1 square.<text:change-end text:change-id="ct98527352"/></text:p>
        <text:p text:style-name="P6">No one leave the battlefield by the limits of the field.</text:p>
        <text:p text:style-name="P6">No one go on the status bar.</text:p>
        <text:h text:style-name="P20" text:outline-level="2">Player Characters</text:h>
        <text:p text:style-name="P22">There are no character creation. Player's have no life management and so no recovery management. Nor magic neither death exist for PC. Experience is not present.</text:p>
        <text:p text:style-name="P22"/>
        <text:p text:style-name="P23">Attributes, skills, ladders, masterisation, resistance and armor are not presents<text:span text:style-name="T6">. They </text:span>have no influence at all on the game world, fights, ... !</text:p>
        <text:p text:style-name="P24"/>
        <text:p text:style-name="P24">Players will have two way of attack: melee and distant with theirs own sprites.</text:p>
        <text:p text:style-name="P24">The melee weapon does instant kill at one square distance.</text:p>
        <text:p text:style-name="P24">The distant weapon does instant kill between one square and three squares. The distant weapon will be a bow and so there will be the arrow management.</text:p>
        <text:p text:style-name="P25"/>
        <text:p text:style-name="P25">Hit/Miss will be possible in the four directions up, down, right, left.</text:p>
        <text:p text:style-name="P25">If miss at distance, the arrow will disappears.</text:p>
        <text:p text:style-name="P25">Attack direction will be managed.<text:change-start text:change-id="ct98527456"/></text:p>
        <text:p text:style-name="P25"/>
        <text:p text:style-name="P25">A<text:change-end text:change-id="ct98527456"/><text:change-start text:change-id="ct98527144"/>ttack animation will be presents and tweaked to make animation fluid.</text:p>
        <text:p text:style-name="P25"><text:change-end text:change-id="ct98527144"/><text:change-start text:change-id="ct98527248"/>It will be the same for arrow movements.<text:change-end text:change-id="ct98527248"/></text:p>
        <text:h text:style-name="P26" text:outline-level="2">Non Players characters</text:h>
        <text:p text:style-name="P6">There are only one type of NPC: monsters that randomly appeared on the battlefield.</text:p>
        <text:p text:style-name="P6"/>
        <text:p text:style-name="P6"><text:change text:change-id="ct89199800"/><text:change-start text:change-id="ct89201000"/><text:s/>Monsters <text:change-end text:change-id="ct89201000"/><text:s/>move in all directions randomly each program cycle.</text:p>
        <text:p text:style-name="P6"/>
        <text:p text:style-name="P6">When hit,<text:change text:change-id="ct89199600"/><text:change-start text:change-id="ct89200400"/> monsters <text:change-end text:change-id="ct89200400"/>will be instantly killed and will be disappeared from the battlefield.<text:change-start text:change-id="ct89200800"/></text:p>
        <text:p text:style-name="P6"/>
        <text:p text:style-name="P6">Monsters don't attacked.<text:change-end text:change-id="ct89200800"/></text:p>
        <text:p text:style-name="P6"/>
        <text:p text:style-name="P6"><text:change-start text:change-id="ct89200000"/>Monsters<text:change-end text:change-id="ct89200000"/><text:change text:change-id="ct89198400"/> appears at least at 3 square or more from the PC in each directions.<text:change-start text:change-id="ct98527040"/></text:p>
        <text:p text:style-name="P6"/>
        <text:p text:style-name="P6">There will be 2 monsters type with their own general sprite.<text:change-end text:change-id="ct98527040"/></text:p>
        <text:p text:style-name="P6"/>
        <text:p text:style-name="P6">Their regeneration will be managed between an initial value of monsters present on the battlefield and a maximum value.<text:change-start text:change-id="ct98906816"/></text:p>
        <text:p text:style-name="P6"><text:change-end text:change-id="ct98906816"/><text:change-start text:change-id="ct98527576"/>Monsters generation will be managed by area<text:change-end text:change-id="ct98527576"/><text:change-start text:change-id="ct98909304"/>:</text:p>
        <text:list text:style-name="L3">
          <text:list-item>
            <text:p text:style-name="P27">Area 1 <text:change-end text:change-id="ct98909304"/><text:change-start text:change-id="ct98892952"/>(x=0, y=0, w=320, h=240): mo<text:change-end text:change-id="ct98892952"/><text:change-start text:change-id="ct98746384"/>nsters type 1 can be generated inside this area but monster type 2 can't</text:p>
          </text:list-item>
          <text:list-item>
            <text:p text:style-name="P27">Area 2 (x=320, y=0, w=320, h=240): all monsters type can be generated here</text:p>
          </text:list-item>
          <text:list-item>
            <text:p text:style-name="P27">Area 3 (x=0 y=240, w=320, h=240): all monsters type can be generated here</text:p>
          </text:list-item>
          <text:list-item>
            <text:p text:style-name="P27">Area 7 (x=320, y=240, w=320, h=240): monsters type 2 can be generated inside this area but monster type 1 can't</text:p>
          </text:list-item>
        </text:list>
        <text:p text:style-name="P6"/>
        <text:p text:style-name="P6">Be careful that birth area <text:change-end text:change-id="ct98746384"/><text:change-start text:change-id="ct99112024"/>mustn't and won't affect moves possibilities.<text:change-end text:change-id="ct99112024"/></text:p>
        <text:p text:style-name="P6"/>
        <text:p text:style-name="P6"><text:change text:change-id="ct89198600"/><text:change-start text:change-id="ct98907024"/></text:p>
        <text:p text:style-name="P6"/>
        <text:p text:style-name="P6"><text:change-end text:change-id="ct98907024"/></text:p>
        <text:h text:style-name="P28" text:outline-level="1">Character Input</text:h>
        <text:p text:style-name="P17">Players will be able to move by using the keyboard only with predefined touch and exit the game using the same way.</text:p>
        <text:p text:style-name="P17">Inputs:</text:p>
        <text:p text:style-name="P17">Up: Num8 or Up; Right: Num9 or Left; Down: Num5 or Down; Left: Num7 or Left; Attack: Num/ or Right Ctrl; Change Attack Style Between Distant and Melee: Num* or Right Shift.</text:p>
        <text:list text:style-name="L4">
          <text:list-header>
            <text:p text:style-name="P29"/>
          </text:list-header>
        </text:list>
        <text:p text:style-name="P7"/>
        <text:p text:style-name="P7">Player has two keyboard layout in order to work on laptop because their numpad is not available easily.</text:p>
        <text:p text:style-name="P7"/>
        <text:p text:style-name="P7">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text:change text:change-id="ct89200200"/><text:change-start text:change-id="ct89198904"/>game<text:change-end text:change-id="ct89198904"/>.</text:p>
        <text:h text:style-name="P15" text:outline-level="1">Message</text:h>
        <text:p text:style-name="P22">A status bar will be available at the bottom of the screen.</text:p>
        <text:p text:style-name="P22">It dimension will be 640*32px aka the last line.</text:p>
        <text:p text:style-name="P22"/>
        <text:p text:style-name="P22">Messages will be displayed on the status bar.</text:p>
        <text:p text:style-name="P22">Their will be messages displayed when melee/distant hit or miss.</text:p>
        <text:h text:style-name="P15" text:outline-level="1">Rendering System</text:h>
        <text:p text:style-name="P6"/>
        <text:p text:style-name="P7">The rendering will be 2D only with fix camera looking the battlefield from the sky. Scrolling camera will be available to go in non initial displayed area of the battlefield.</text:p>
        <text:p text:style-name="P7"/>
        <text:p text:style-name="P7">The screen definition will be 640*480 in 32b. No change will be available.<text:change-start text:change-id="ct89201400"/></text:p>
        <text:p text:style-name="P7"/>
        <text:p text:style-name="P7">Going to full screen is possible using the F12 key.</text:p>
        <text:p text:style-name="P7"/>
        <text:p text:style-name="P7">Resize of the windows mus<text:change-end text:change-id="ct89201400"/><text:change-start text:change-id="ct89201600"/>t be possible too.<text:change-end text:change-id="ct89201600"/></text:p>
        <text:p text:style-name="P7"/>
        <text:p text:style-name="P7">The game engine will be RAGE:SDL currently in development.</text:p>
        <text:p text:style-name="P19"/>
        <text:p text:style-name="P7"><text:change text:change-id="ct89199104"/></text:p>
        <text:p text:style-name="P7"/>
        <text:p text:style-name="P7">Collision between monsters and players will be managed. Collision with the battlefield limit to (see Characters sections for details).</text:p>
        <text:p text:style-name="P7"/>
        <text:p text:style-name="P7">No lighting model.</text:p>
        <text:p text:style-name="P7"/>
        <text:p text:style-name="P7">Characters/Monsters will be rendered has fixed bitmap moving other a 2D surface.<text:change-start text:change-id="ct98891632"/></text:p>
        <text:h text:style-name="P30" text:outline-level="1">Sound System</text:h>
        <text:p text:style-name="P7">There will <text:span text:style-name="T7">only </text:span><text:span text:style-name="T8">be sound inside the menu that </text:span><text:change-end text:change-id="ct98891632"/><text:change-start text:change-id="ct98890032"/><text:span text:style-name="T8">allow the player to quit. A simple sfx sound will be present each time the player switch between options.</text:span><text:change-end text:change-id="ct9889003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6-03-29T18:14:35</dc:date>
    <meta:print-date>2005-10-04T17:36:00</meta:print-date>
    <dc:language>en-US</dc:language>
    <meta:editing-cycles>45</meta:editing-cycles>
    <meta:editing-duration>PT14H46M38S</meta:editing-duration>
    <meta:user-defined meta:name="Info 1"/>
    <meta:user-defined meta:name="Info 2"/>
    <meta:user-defined meta:name="Info 3"/>
    <meta:user-defined meta:name="Info 4"/>
    <meta:document-statistic meta:table-count="0" meta:image-count="0" meta:object-count="0" meta:page-count="11" meta:paragraph-count="125" meta:word-count="1398" meta:character-count="7877"/>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list>
</file>